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98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1.8862in" fo:break-before="auto" style:use-optimal-row-height="true"/>
    </style:style>
    <style:style style:name="ro8" style:family="table-row">
      <style:table-row-properties style:row-height="2.5075in" fo:break-before="auto" style:use-optimal-row-height="true"/>
    </style:style>
    <style:style style:name="ro9" style:family="table-row">
      <style:table-row-properties style:row-height="2.6634in" fo:break-before="auto" style:use-optimal-row-height="true"/>
    </style:style>
    <style:style style:name="ro10" style:family="table-row">
      <style:table-row-properties style:row-height="0.953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2.9744in" fo:break-before="auto" style:use-optimal-row-height="true"/>
    </style:style>
    <style:style style:name="ro13" style:family="table-row">
      <style:table-row-properties style:row-height="3.7516in" fo:break-before="auto" style:use-optimal-row-height="true"/>
    </style:style>
    <style:style style:name="ro14" style:family="table-row">
      <style:table-row-properties style:row-height="3.3366in" fo:break-before="auto" style:use-optimal-row-height="true"/>
    </style:style>
    <style:style style:name="ro15" style:family="table-row">
      <style:table-row-properties style:row-height="2.3528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1.7307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2.8189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2.1972in" fo:break-before="auto" style:use-optimal-row-height="true"/>
    </style:style>
    <style:style style:name="ro24" style:family="table-row">
      <style:table-row-properties style:row-height="2.0417in" fo:break-before="auto" style:use-optimal-row-height="true"/>
    </style:style>
    <style:style style:name="ro25" style:family="table-row">
      <style:table-row-properties style:row-height="0.178in" fo:break-before="auto" style:use-optimal-row-height="true"/>
    </style:style>
    <style:style style:name="ro26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>
      <style:table-cell-properties fo:wrap-option="wrap" fo:border="0.0008in solid #000000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6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6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7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7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6" style:family="text">
      <style:text-properties style:font-name="Arial" fo:font-weight="bold" style:font-name-asian="Lucida Sans Unicode" style:font-name-complex="Tahoma2"/>
    </style:style>
    <style:style style:name="T17" style:family="text">
      <style:text-properties style:font-name="Arial" fo:font-weight="normal" style:font-name-asian="DejaVu Sans" style:font-name-complex="Tahoma2"/>
    </style:style>
    <style:style style:name="T18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9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0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1" style:family="text">
      <style:text-properties style:font-name="Arial" fo:font-weight="normal" style:font-name-asian="Lucida Sans Unicode" style:font-name-complex="Tahoma2"/>
    </style:style>
    <style:style style:name="T22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3" style:family="text">
      <style:text-properties style:font-weight-asian="normal" style:font-weight-complex="normal"/>
    </style:style>
    <style:style style:name="T24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5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6" style:family="text">
      <style:text-properties fo:font-weight="normal" style:font-weight-asian="bold" style:font-weight-complex="bold"/>
    </style:style>
    <style:style style:name="T27" style:family="text">
      <style:text-properties style:font-weight-asian="bold" style:font-weight-complex="bold"/>
    </style:style>
    <style:style style:name="T28" style:family="text">
      <style:text-properties fo:font-weight="bold" style:font-name-asian="Lucida Sans Unicode" style:font-weight-asian="bold" style:font-name-complex="Tahoma2" style:font-weight-complex="bold"/>
    </style:style>
    <style:style style:name="T29" style:family="text">
      <style:text-properties fo:font-weight="normal" style:font-name-asian="Lucida Sans Unicode" style:font-name-complex="Tahoma2"/>
    </style:style>
    <style:style style:name="T30" style:family="text">
      <style:text-properties fo:font-weight="normal" style:font-name-asian="Lucida Sans Unicode" style:font-weight-asian="normal" style:font-name-complex="Tahoma2" style:font-weight-complex="normal"/>
    </style:style>
    <style:style style:name="T31" style:family="text">
      <style:text-properties style:font-name="Arial" style:font-name-asian="DejaVu Sans" style:font-name-complex="Tahoma2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  <style:style style:name="T34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0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7" office:value-type="string">
            <text:p>Priority</text:p>
          </table:table-cell>
          <table:table-cell table:style-name="ce17" office:value-type="string">
            <text:p>Affect</text:p>
          </table:table-cell>
        </table:table-row>
        <table:table-row table:style-name="ro3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18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18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18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18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18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DPC_01</text:p>
          </table:table-cell>
          <table:table-cell table:style-name="ce6" office:value-type="string">
            <text:p>Show draft/public content from page</text:p>
          </table:table-cell>
          <table:table-cell table:style-name="ce18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FD_01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DOC_01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DOC_02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DOC_03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UPL_01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1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2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3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4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5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DMS_ACT_07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8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9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CT_10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COL_01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OL_02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OL_03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OL_04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OL_05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I_01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DI_02</text:p>
          </table:table-cell>
          <table:table-cell table:style-name="ce8" office:value-type="string">
            <text:p>Manage Category (Add/Delete)</text:p>
          </table:table-cell>
          <table:table-cell table:style-name="ce21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I_03</text:p>
          </table:table-cell>
          <table:table-cell table:style-name="ce8" office:value-type="string">
            <text:p>Manage Relation (Add/Delete/Show/Hide)</text:p>
          </table:table-cell>
          <table:table-cell table:style-name="ce21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I_04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I_05</text:p>
          </table:table-cell>
          <table:table-cell table:style-name="ce7" office:value-type="string">
            <text:p>Export /Import node</text:p>
          </table:table-cell>
          <table:table-cell table:style-name="ce21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INF_01</text:p>
          </table:table-cell>
          <table:table-cell table:style-name="ce11" office:value-type="string">
            <text:p>Manage Permission(Add/Edit/Delete)</text:p>
          </table:table-cell>
          <table:table-cell table:style-name="ce21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INF_02</text:p>
          </table:table-cell>
          <table:table-cell table:style-name="ce12" office:value-type="string">
            <text:p>View metadata</text:p>
          </table:table-cell>
          <table:table-cell table:style-name="ce21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DMS_SER_01</text:p>
          </table:table-cell>
          <table:table-cell table:style-name="ce13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SER_02</text:p>
          </table:table-cell>
          <table:table-cell table:style-name="ce13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SER_03</text:p>
          </table:table-cell>
          <table:table-cell table:style-name="ce13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SET_01</text:p>
          </table:table-cell>
          <table:table-cell table:style-name="ce14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LB_01</text:p>
          </table:table-cell>
          <table:table-cell table:style-name="ce13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DM_01</text:p>
          </table:table-cell>
          <table:table-cell table:style-name="ce15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DMS_ADM_02</text:p>
          </table:table-cell>
          <table:table-cell table:style-name="ce15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DM_03</text:p>
          </table:table-cell>
          <table:table-cell table:style-name="ce15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M_04</text:p>
          </table:table-cell>
          <table:table-cell table:style-name="ce15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DMS_ADM_05</text:p>
          </table:table-cell>
          <table:table-cell table:style-name="ce15" office:value-type="string">
            <text:p>Manage Views(Add/View/Edit/Delete)</text:p>
          </table:table-cell>
          <table:table-cell table:style-name="ce21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DM_06</text:p>
          </table:table-cell>
          <table:table-cell table:style-name="ce15" office:value-type="string">
            <text:p>Manage Drive(Add/Edit/Delete)</text:p>
          </table:table-cell>
          <table:table-cell table:style-name="ce21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DM_07</text:p>
          </table:table-cell>
          <table:table-cell table:style-name="ce15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DMS_ADM_08</text:p>
          </table:table-cell>
          <table:table-cell table:style-name="ce15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M_09</text:p>
          </table:table-cell>
          <table:table-cell table:style-name="ce15" office:value-type="string">
            <text:p>Manage Query(Add/Edit/Delete)</text:p>
          </table:table-cell>
          <table:table-cell table:style-name="ce21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M_10</text:p>
          </table:table-cell>
          <table:table-cell table:style-name="ce15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M_11</text:p>
          </table:table-cell>
          <table:table-cell table:style-name="ce15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WF_CPN_01</text:p>
          </table:table-cell>
          <table:table-cell table:style-name="ce16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5"/>
        <table:table-column table:style-name="co6" table:default-cell-style-name="ce3"/>
        <table:table-column table:style-name="co5" table:default-cell-style-name="ce36"/>
        <table:table-column table:style-name="co7" table:default-cell-style-name="ce39"/>
        <table:table-column table:style-name="co8" table:default-cell-style-name="ce19"/>
        <table:table-column table:style-name="co9" table:default-cell-style-name="ce31"/>
        <table:table-column table:style-name="co10" table:default-cell-style-name="ce19"/>
        <table:table-column table:style-name="co11" table:default-cell-style-name="ce19"/>
        <table:table-column table:style-name="co5" table:default-cell-style-name="ce20"/>
        <table:table-column table:style-name="co5" table:number-columns-repeated="247" table:default-cell-style-name="Default"/>
        <table:table-row table:style-name="ro6">
          <table:table-cell table:style-name="ce22"/>
          <table:table-cell table:style-name="ce26" office:value-type="string">
            <text:p>SNIFF TEST</text:p>
          </table:table-cell>
          <table:table-cell table:style-name="ce32"/>
          <table:table-cell table:style-name="ce27" table:number-columns-repeated="2"/>
          <table:table-cell/>
          <table:table-cell table:style-name="ce31"/>
          <table:table-cell table:style-name="ce27" table:number-columns-repeated="2"/>
          <table:table-cell table:style-name="ce69"/>
          <table:table-cell table:style-name="ce70" office:value-type="string">
            <text:p>Passed</text:p>
          </table:table-cell>
          <table:table-cell table:style-name="ce70" table:formula="of:=COUNTIF([.L$7:.L$978];[.$K1])" office:value-type="float" office:value="0">
            <text:p>0</text:p>
          </table:table-cell>
          <table:table-cell table:style-name="ce70" table:formula="of:=COUNTIF([.M$7:.M$978];[.$K1])" office:value-type="float" office:value="0">
            <text:p>0</text:p>
          </table:table-cell>
          <table:table-cell table:style-name="ce70" table:formula="of:=COUNTIF([.N$7:.N$978];[.$K1])" office:value-type="float" office:value="0">
            <text:p>0</text:p>
          </table:table-cell>
          <table:table-cell table:style-name="ce70" table:formula="of:=COUNTIF([.O$7:.O$978];[.$K1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22"/>
          <table:table-cell table:style-name="ce27"/>
          <table:table-cell table:style-name="ce33"/>
          <table:table-cell table:style-name="ce27" table:number-columns-repeated="2"/>
          <table:table-cell/>
          <table:table-cell table:style-name="ce31"/>
          <table:table-cell table:style-name="ce27" table:number-columns-repeated="2"/>
          <table:table-cell table:style-name="ce70"/>
          <table:table-cell table:style-name="ce70" office:value-type="string">
            <text:p>Failed</text:p>
          </table:table-cell>
          <table:table-cell table:style-name="ce70" table:formula="of:=COUNTIF([.L$7:.L$978];[.$K2])" office:value-type="float" office:value="0">
            <text:p>0</text:p>
          </table:table-cell>
          <table:table-cell table:style-name="ce70" table:formula="of:=COUNTIF([.M$7:.M$978];[.$K2])" office:value-type="float" office:value="0">
            <text:p>0</text:p>
          </table:table-cell>
          <table:table-cell table:style-name="ce70" table:formula="of:=COUNTIF([.N$7:.N$978];[.$K2])" office:value-type="float" office:value="0">
            <text:p>0</text:p>
          </table:table-cell>
          <table:table-cell table:style-name="ce70" table:formula="of:=COUNTIF([.O$7:.O$978];[.$K2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22"/>
          <table:table-cell table:style-name="ce28" office:value-type="string">
            <text:p>Function List<text:span text:style-name="T1">:</text:span></text:p>
          </table:table-cell>
          <table:table-cell table:style-name="ce34" office:value-type="string" table:number-columns-spanned="3" table:number-rows-spanned="1">
            <text:p>SniffTest of ECMS </text:p>
          </table:table-cell>
          <table:covered-table-cell table:style-name="ce31"/>
          <table:covered-table-cell table:style-name="ce31"/>
          <table:table-cell/>
          <table:table-cell table:style-name="ce31"/>
          <table:table-cell table:style-name="ce67"/>
          <table:table-cell table:style-name="ce31"/>
          <table:table-cell table:style-name="ce70"/>
          <table:table-cell table:style-name="ce70" office:value-type="string">
            <text:p>Blocked</text:p>
          </table:table-cell>
          <table:table-cell table:style-name="ce70" table:formula="of:=COUNTIF([.L$7:.L$978];[.$K3])" office:value-type="float" office:value="0">
            <text:p>0</text:p>
          </table:table-cell>
          <table:table-cell table:style-name="ce70" table:formula="of:=COUNTIF([.M$7:.M$978];[.$K3])" office:value-type="float" office:value="0">
            <text:p>0</text:p>
          </table:table-cell>
          <table:table-cell table:style-name="ce70" table:formula="of:=COUNTIF([.N$7:.N$978];[.$K3])" office:value-type="float" office:value="0">
            <text:p>0</text:p>
          </table:table-cell>
          <table:table-cell table:style-name="ce70" table:formula="of:=COUNTIF([.O$7:.O$978];[.$K3])" office:value-type="float" office:value="0">
            <text:p>0</text:p>
          </table:table-cell>
          <table:table-cell table:number-columns-repeated="241"/>
        </table:table-row>
        <table:table-row table:style-name="ro4">
          <table:table-cell table:style-name="ce22"/>
          <table:table-cell table:style-name="ce28" office:value-type="string">
            <text:p>Total main cases:</text:p>
          </table:table-cell>
          <table:table-cell table:style-name="ce34" table:formula="of:=MAX([.A7:.A968])" office:value-type="float" office:value="60" table:number-columns-spanned="3" table:number-rows-spanned="1">
            <text:p>60</text:p>
          </table:table-cell>
          <table:covered-table-cell table:style-name="ce31"/>
          <table:covered-table-cell table:style-name="ce31"/>
          <table:table-cell/>
          <table:table-cell table:style-name="ce31"/>
          <table:table-cell table:style-name="ce67"/>
          <table:table-cell table:style-name="ce31"/>
          <table:table-cell table:style-name="ce70"/>
          <table:table-cell table:style-name="ce71" office:value-type="string">
            <text:p>Untested</text:p>
          </table:table-cell>
          <table:table-cell table:style-name="ce70" table:formula="of:=COUNTIF([.L$7:.L$978];[.$K4])" office:value-type="float" office:value="0">
            <text:p>0</text:p>
          </table:table-cell>
          <table:table-cell table:style-name="ce70" table:formula="of:=COUNTIF([.M$7:.M$978];[.$K4])" office:value-type="float" office:value="0">
            <text:p>0</text:p>
          </table:table-cell>
          <table:table-cell table:style-name="ce70" table:formula="of:=COUNTIF([.N$7:.N$978];[.$K4])" office:value-type="float" office:value="0">
            <text:p>0</text:p>
          </table:table-cell>
          <table:table-cell table:style-name="ce70" table:formula="of:=COUNTIF([.O$7:.O$978];[.$K4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22"/>
          <table:table-cell table:style-name="ce29"/>
          <table:table-cell table:style-name="ce35"/>
          <table:table-cell table:style-name="ce37" table:number-columns-repeated="6"/>
          <table:table-cell table:style-name="ce71"/>
          <table:table-cell office:value-type="string">
            <text:p>N/A</text:p>
          </table:table-cell>
          <table:table-cell table:style-name="ce70" table:formula="of:=COUNTIF([.L$7:.L$978];[.$K5])" office:value-type="float" office:value="0">
            <text:p>0</text:p>
          </table:table-cell>
          <table:table-cell table:style-name="ce70" table:formula="of:=COUNTIF([.M$7:.M$978];[.$K5])" office:value-type="float" office:value="0">
            <text:p>0</text:p>
          </table:table-cell>
          <table:table-cell table:style-name="ce70" table:formula="of:=COUNTIF([.N$7:.N$978];[.$K5])" office:value-type="float" office:value="0">
            <text:p>0</text:p>
          </table:table-cell>
          <table:table-cell table:style-name="ce70" table:formula="of:=COUNTIF([.O$7:.O$978];[.$K5])" office:value-type="float" office:value="0">
            <text:p>0</text:p>
          </table:table-cell>
          <table:table-cell table:number-columns-repeated="241"/>
        </table:table-row>
        <table:table-row table:style-name="ro4">
          <table:table-cell table:style-name="ce23" office:value-type="string">
            <text:p>Case No</text:p>
          </table:table-cell>
          <table:table-cell table:style-name="ce30" office:value-type="string">
            <text:p>Related function</text:p>
          </table:table-cell>
          <table:table-cell table:style-name="ce30" office:value-type="string">
            <text:p>Case ID</text:p>
          </table:table-cell>
          <table:table-cell table:style-name="ce30" office:value-type="string">
            <text:p>Path</text:p>
          </table:table-cell>
          <table:table-cell table:style-name="ce30" office:value-type="string">
            <text:p>Case Name</text:p>
          </table:table-cell>
          <table:table-cell table:style-name="ce30" office:value-type="string">
            <text:p>Description</text:p>
          </table:table-cell>
          <table:table-cell table:style-name="ce30" office:value-type="string">
            <text:p>Steps</text:p>
          </table:table-cell>
          <table:table-cell table:style-name="ce30" office:value-type="string">
            <text:p>Expected Output</text:p>
          </table:table-cell>
          <table:table-cell table:style-name="ce30" office:value-type="string">
            <text:p>Priority</text:p>
          </table:table-cell>
          <table:table-cell table:style-name="ce30" office:value-type="string">
            <text:p>Affect</text:p>
          </table:table-cell>
          <table:table-cell table:style-name="ce30"/>
          <table:table-cell table:style-name="ce30" office:value-type="string">
            <text:p>FF</text:p>
          </table:table-cell>
          <table:table-cell table:style-name="ce30" office:value-type="string">
            <text:p>IE</text:p>
          </table:table-cell>
          <table:table-cell table:style-name="ce30" table:number-columns-repeated="2"/>
          <table:table-cell table:style-name="ce30" office:value-type="string">
            <text:p>Comment</text:p>
          </table:table-cell>
          <table:table-cell table:style-name="ce73" table:number-columns-repeated="240"/>
        </table:table-row>
        <table:table-row table:style-name="ro7">
          <table:table-cell table:style-name="ce24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19" office:value-type="string">
            <text:p>Step 1: Create/Edit Single Content Viewer page</text:p>
          </table:table-cell>
          <table:table-cell office:value-type="string">
            <text:p><text:span text:style-name="T2">Create</text:span></text:p>
            <text:p>- Login acme by Admin/Web contributor</text:p>
            <text:p>- Choose <text:span text:style-name="T3">Site Editor/Add new page</text:span></text:p>
            <text:p><text:span text:style-name="T3">- </text:span><text:span text:style-name="T4">Drag and drop Content Detail portlet </text:span><text:span text:style-name="T4">to this site</text:span></text:p>
            <text:p><text:span text:style-name="T4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2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18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5">Content </text:span><text:span text:style-name="T5">Explorer/Sites </text:span><text:span text:style-name="T5">Management/acme/web contents</text:span></text:p>
            <text:p>- Select <text:span text:style-name="T5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3">by folder</text:span> option</text:p>
            <text:p>- Click [<text:span text:style-name="T3">Select folder path</text:span>] icon to select <text:span text:style-name="T3">web contents (or </text:span><text:span text:style-name="T3">documents)</text:span> folder in acme </text:p>
            <text:p>- Click [<text:span text:style-name="T3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18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9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1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5">Content</text:span><text:span text:style-name="T3"> </text:span><text:span text:style-name="T3">Explorer/Sites </text:span><text:span text:style-name="T3">Management/acme/web contents</text:span></text:p>
            <text:p><text:span text:style-name="T6">- Select </text:span><text:span text:style-name="T7">Site editor/Add new page</text:span><text:span text:style-name="T6"> </text:span><text:span text:style-name="T6">to create new page. </text:span></text:p>
            <text:p><text:span text:style-name="T6">- Choose a Content list viewer portlet </text:span><text:span text:style-name="T6">by drag and drop from page editor</text:span></text:p>
            <text:p><text:span text:style-name="T6">- Click edit portlet icon of this Content </text:span><text:span text:style-name="T6">list viewer portlet</text:span></text:p>
            <text:p>- Choose <text:span text:style-name="T3">by contents</text:span> option</text:p>
            <text:p>- Click [<text:span text:style-name="T3">Select folder path</text:span>] icon to some web contents/documents that you want to view</text:p>
            <text:p>- Click [<text:span text:style-name="T5">Save</text:span>] button in <text:span text:style-name="T4">Multiple </text:span><text:span text:style-name="T4">content selector</text:span> panel</text:p>
            <text:p>- Click [<text:span text:style-name="T3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18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1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5">Overview</text:span> page</text:p>
            <text:p>- Open edit mode then click <text:span text:style-name="T5">Preference</text:span> icon of any CLV </text:p>
            <text:p>- Change properties in CLV configuration form</text:p>
            <text:p>- Click [<text:span text:style-name="T3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18" office:value-type="string">
            <text:p>Medium</text:p>
          </table:table-cell>
          <table:table-cell table:style-name="ce37" table:number-columns-repeated="6"/>
          <table:table-cell table:number-columns-repeated="241"/>
        </table:table-row>
        <table:table-row table:style-name="ro1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8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UnPublication</text:p>
          </table:table-cell>
          <table:table-cell table:style-name="ce43" office:value-type="string">
            <text:p>Show draft/public content from page</text:p>
          </table:table-cell>
          <table:table-cell table:style-name="ce43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5">Content</text:span> <text:span text:style-name="T5">E</text:span><text:span text:style-name="T3">xplorer/Sites </text:span><text:span text:style-name="T3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5">Content</text:span> <text:span text:style-name="T5">E</text:span><text:span text:style-name="T3">xplorer/Sites </text:span><text:span text:style-name="T3">Managements/acme</text:span></text:p>
            <text:p><text:span text:style-name="T8">- Select this document above</text:span></text:p>
            <text:p><text:span text:style-name="T8">- Click </text:span><text:span text:style-name="T9">Manage Publications</text:span><text:span text:style-name="T8"> in </text:span><text:span text:style-name="T8">Action bar</text:span></text:p>
            <text:p>- Choose <text:span text:style-name="T5">Publish</text:span><text:span text:style-name="T3"> </text:span><text:span text:style-name="T4">status.</text:span></text:p>
            <text:p><text:span text:style-name="T4">- Go to page contains document/web </text:span><text:span text:style-name="T4">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18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1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3">Groups/Newsletter </text:span></text:p>
            <text:p><text:span text:style-name="T10">Add categor</text:span><text:span text:style-name="T8">y:</text:span></text:p>
            <text:p>- Click [<text:span text:style-name="T3">New Category</text:span>] action</text:p>
            <text:p>- Input Name, Title and assign moderators for this Category</text:p>
            <text:p>- Click [<text:span text:style-name="T3">Save</text:span>] button</text:p>
            <text:p><text:span text:style-name="T11">Edit category</text:span>:</text:p>
            <text:p>- select a category added by click on category's title</text:p>
            <text:p>- Click [<text:span text:style-name="T3">Administration</text:span>] button then select [<text:span text:style-name="T3">Edit Category</text:span>] action</text:p>
            <text:p>- Make changes and save</text:p>
            <text:p><text:span text:style-name="T11">Delete category</text:span>:</text:p>
            <text:p>- Click [<text:span text:style-name="T3">Administration</text:span>] button then select [<text:span text:style-name="T3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19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12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1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3">Groups/Newsletter </text:span></text:p>
            <text:p><text:span text:style-name="T10">Add Subscription</text:span><text:span text:style-name="T3">:</text:span></text:p>
            <text:p>- Click [<text:span text:style-name="T3">New Subscription</text:span>] action</text:p>
            <text:p>- Selete category from list box, Input Name, Title and assign redactors for this subscription</text:p>
            <text:p>- Click [<text:span text:style-name="T3">Save</text:span>] button</text:p>
            <text:p><text:span text:style-name="T11">Edit Subscription</text:span>:</text:p>
            <text:p>- Select category that contanis subscription</text:p>
            <text:p>- then select a subscription by ticking on check box</text:p>
            <text:p>- Click [<text:span text:style-name="T3">Administration</text:span>] button then select [<text:span text:style-name="T3">Edit</text:span>] action</text:p>
            <text:p>- Make changes and save</text:p>
            <text:p><text:span text:style-name="T11">Delete Subscription</text:span>:</text:p>
            <text:p>- select a subscription by ticking on check box</text:p>
            <text:p>- Click [<text:span text:style-name="T3">Administration</text:span>] button then select [<text:span text:style-name="T3">Delete</text:span>] action</text:p>
            <text:p>- Click [<text:span text:style-name="T3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19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1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3">Groups/Newsletter </text:span></text:p>
            <text:p><text:span text:style-name="T10">Create letter</text:span></text:p>
            <text:p>- Click [<text:span text:style-name="T5">New letter</text:span>] action </text:p>
            <text:p>- Select date </text:p>
            <text:p>- Select a category and a subscription if need.</text:p>
            <text:p>- Click [<text:span text:style-name="T5">Update sending </text:span><text:span text:style-name="T5">parameters</text:span>] button to set the time</text:p>
            <text:p>- Input content for this letter</text:p>
            <text:p>- Click on <text:span text:style-name="T5">[Save]</text:span> button</text:p>
            <text:p><text:span text:style-name="T11">Edit letter</text:span></text:p>
            <text:p><text:span text:style-name="T12">- Select a letter</text:span></text:p>
            <text:p><text:span text:style-name="T13">- Click [</text:span><text:span text:style-name="T14">Administration</text:span><text:span text:style-name="T13">] button then </text:span><text:span text:style-name="T13">select [</text:span><text:span text:style-name="T14">Edit</text:span><text:span text:style-name="T13">] action</text:span></text:p>
            <text:p><text:span text:style-name="T6">- Make changes and save</text:span></text:p>
            <text:p><text:span text:style-name="T15">Delete letter</text:span></text:p>
            <text:p><text:span text:style-name="T6">- Select a letter by ticking on check </text:span><text:span text:style-name="T6">box</text:span></text:p>
            <text:p><text:span text:style-name="T6">- Click [</text:span><text:span text:style-name="T16">Administration</text:span><text:span text:style-name="T6">] button then </text:span><text:span text:style-name="T6">select [</text:span><text:span text:style-name="T16">Delete</text:span><text:span text:style-name="T6">] action</text:span></text:p>
            <text:p><text:span text:style-name="T6">- Click [</text:span><text:span text:style-name="T16">OK</text:span><text:span text:style-name="T6">] button in the confirmation </text:span><text:span text:style-name="T6">dialog</text:span></text:p>
            <text:p><text:span text:style-name="T10">Convert letter</text:span></text:p>
            <text:p><text:span text:style-name="T12">- Select a letter</text:span></text:p>
            <text:p><text:span text:style-name="T12">- </text:span><text:span text:style-name="T13">Click [</text:span><text:span text:style-name="T14">Administration</text:span><text:span text:style-name="T13">] button then </text:span><text:span text:style-name="T13">select [</text:span><text:span text:style-name="T14">Convert as template</text:span><text:span text:style-name="T13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19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14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19" office:value-type="string">
            <text:p>Step 1: Subscribe newsletter</text:p>
          </table:table-cell>
          <table:table-cell office:value-type="string">
            <text:p>- Login acme </text:p>
            <text:p>- Select <text:span text:style-name="T5">Site/acme/Newsletters</text:span> page on the navigation bar</text:p>
            <text:p>- Put your email address</text:p>
            <text:p>- Tick on at least one subscription </text:p>
            <text:p>- Click [<text:span text:style-name="T3">Subscribe</text:span>] button</text:p>
          </table:table-cell>
          <table:table-cell office:value-type="string">
            <text:p><text:span text:style-name="T32">- After subscribing news letter. The </text:span><text:span text:style-name="T32">confirmation letter <text:s/>is sent to the </text:span><text:span text:style-name="T32">inputed email address of user. If he </text:span><text:span text:style-name="T32">does not confirm this letter --&gt;he </text:span><text:span text:style-name="T32">cannot received any letters which </text:span><text:span text:style-name="T32">have the subscription subscribed </text:span><text:span text:style-name="T32">before. </text:span></text:p>
            <text:p><text:span text:style-name="T32">Just only open email and click “here” </text:span><text:span text:style-name="T32">link in the confirmation letter to finish </text:span><text:span text:style-name="T32">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19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1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5">Groups/Form Generator</text:span></text:p>
            <text:p>- Put value in General tab</text:p>
            <text:p>- Next to <text:span text:style-name="T5">Form builder</text:span> tab: Select all fields in the left panel to the right panel by click in field's name </text:p>
            <text:p>- Click [<text:span text:style-name="T3">Edit</text:span>] icon of each field to set the properties</text:p>
            <text:p>- Click [<text:span text:style-name="T3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5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19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1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1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5">Groups/Content Explorer</text:span></text:p>
            <text:p><text:span text:style-name="T5">- </text:span><text:span text:style-name="T8">select drive </text:span><text:span text:style-name="T5">acme</text:span></text:p>
            <text:p>- Add new some web contents/documents in some categories. </text:p>
            <text:p>- Choose <text:span text:style-name="T5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5">Parameterized content list viewer</text:span> portlet</text:p>
          </table:table-cell>
          <table:table-cell table:style-name="ce19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17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1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5">Content Explorer</text:span></text:p>
            <text:p>- Click <text:span text:style-name="T5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19" office:value-type="string">
            <text:p>Medium</text:p>
          </table:table-cell>
          <table:table-cell table:style-name="ce37" table:number-columns-repeated="6"/>
          <table:table-cell table:number-columns-repeated="241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44" office:value-type="string">
            <text:p>Create/delete Content folder</text:p>
          </table:table-cell>
          <table:table-cell table:style-name="ce44" office:value-type="string">
            <text:p>Step 1: Create/delete Content folder</text:p>
          </table:table-cell>
          <table:table-cell table:style-name="ce55" office:value-type="string">
            <text:p><text:span text:style-name="T5">Create folder</text:span></text:p>
            <text:p><text:span text:style-name="T4">- Click on Add folder icon in action </text:span><text:span text:style-name="T4">bar or right click on the main pane</text:span></text:p>
            <text:p><text:span text:style-name="T4">- Select type: Content folder</text:span></text:p>
            <text:p><text:span text:style-name="T4">- Put name for folder</text:span></text:p>
            <text:p><text:span text:style-name="T4">- Click </text:span><text:span text:style-name="T5">Save</text:span></text:p>
            <text:p><text:span text:style-name="T5">Delete Folder</text:span></text:p>
            <text:p><text:span text:style-name="T5">- </text:span><text:span text:style-name="T8">Right click on a folder and choose </text:span><text:span text:style-name="T5">Delete</text:span></text:p>
            <text:p><text:span text:style-name="T8">- Click </text:span><text:span text:style-name="T5">OK</text:span></text:p>
          </table:table-cell>
          <table:table-cell table:style-name="ce2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2" table:number-columns-repeated="4"/>
          <table:table-cell table:number-columns-repeated="243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4" office:value-type="string">
            <text:p>Create/edit/delete <text:s/>Article document</text:p>
          </table:table-cell>
          <table:table-cell table:style-name="ce44" office:value-type="string">
            <text:p>Step 1: Create/edit/delete <text:s/>Article document</text:p>
          </table:table-cell>
          <table:table-cell table:style-name="ce21" office:value-type="string">
            <text:p><text:span text:style-name="T5">Create document</text:span></text:p>
            <text:p><text:span text:style-name="T4">- Click on Add Document icon in </text:span><text:span text:style-name="T4">action bar or right click on the main </text:span><text:span text:style-name="T4">pane</text:span></text:p>
            <text:p><text:span text:style-name="T4">- Select type of document : Article</text:span></text:p>
            <text:p><text:span text:style-name="T4">- Put name for document and other </text:span><text:span text:style-name="T4">required field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Edit Document</text:span></text:p>
            <text:p><text:span text:style-name="T4">- Open the document</text:span></text:p>
            <text:p><text:span text:style-name="T4">- Click Edit document on action bar, </text:span><text:span text:style-name="T4">perform to edit it</text:span></text:p>
            <text:p><text:span text:style-name="T4">- Click </text:span><text:span text:style-name="T5">Save as Draft</text:span></text:p>
            <text:p><text:span text:style-name="T8">- Click</text:span><text:span text:style-name="T5"> Close </text:span></text:p>
            <text:p><text:span text:style-name="T5">Delete Document</text:span></text:p>
            <text:p><text:span text:style-name="T4">- Right click on document, and </text:span><text:span text:style-name="T4">choose </text:span><text:span text:style-name="T5">Delete</text:span><text:span text:style-name="T4"> </text:span></text:p>
            <text:p><text:span text:style-name="T4">- Click </text:span><text:span text:style-name="T5">OK</text:span></text:p>
            <text:p><text:span text:style-name="T4"/></text:p>
          </table:table-cell>
          <table:table-cell table:style-name="ce2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2" table:number-columns-repeated="4"/>
          <table:table-cell table:number-columns-repeated="243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4" office:value-type="string">
            <text:p>Create/edit/delete <text:s/>File document</text:p>
          </table:table-cell>
          <table:table-cell table:style-name="ce44" office:value-type="string">
            <text:p>Step 1: Create/edit/delete <text:s/>File document</text:p>
          </table:table-cell>
          <table:table-cell table:style-name="ce21" office:value-type="string">
            <text:p><text:span text:style-name="T7">Create document</text:span></text:p>
            <text:p><text:span text:style-name="T4">- Click on Add Document icon in </text:span><text:span text:style-name="T4">action bar or right click on the main </text:span><text:span text:style-name="T4">pane</text:span></text:p>
            <text:p><text:span text:style-name="T4">- Select type of document : File</text:span></text:p>
            <text:p><text:span text:style-name="T4">- Put name for document and other </text:span><text:span text:style-name="T4">required field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Edit Document</text:span></text:p>
            <text:p><text:span text:style-name="T4">- Open the document</text:span></text:p>
            <text:p><text:span text:style-name="T4">- Click Edit document on action bar, </text:span><text:span text:style-name="T4">perform to edit it</text:span></text:p>
            <text:p><text:span text:style-name="T20">- Click </text:span><text:span text:style-name="T18">Save as Draft</text:span></text:p>
            <text:p><text:span text:style-name="T19">- Click</text:span><text:span text:style-name="T18"> Close </text:span></text:p>
            <text:p><text:span text:style-name="T5">Delete Document</text:span></text:p>
            <text:p><text:span text:style-name="T21">- Right click on document, and </text:span><text:span text:style-name="T21">choose </text:span><text:span text:style-name="T7">Delete</text:span><text:span text:style-name="T21"> </text:span></text:p>
            <text:p><text:span text:style-name="T21">- Click </text:span><text:span text:style-name="T7">OK</text:span></text:p>
            <text:p><text:span text:style-name="T4"/></text:p>
          </table:table-cell>
          <table:table-cell table:style-name="ce2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2" table:number-columns-repeated="4"/>
          <table:table-cell table:number-columns-repeated="243"/>
        </table:table-row>
        <table:table-row table:style-name="ro1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44" office:value-type="string">
            <text:p>Create/edit/delete <text:s/>Free layout Webcontent document</text:p>
          </table:table-cell>
          <table:table-cell table:style-name="ce44" office:value-type="string">
            <text:p>Step 1: Create/edit/delete <text:s/>Free layout Webcontent document</text:p>
          </table:table-cell>
          <table:table-cell table:style-name="ce21" office:value-type="string">
            <text:p><text:span text:style-name="T7">Create Free layout webcontent</text:span></text:p>
            <text:p><text:span text:style-name="T4">- Click on Add Document icon in </text:span><text:span text:style-name="T4">action bar or right click on the main </text:span><text:span text:style-name="T4">pane</text:span></text:p>
            <text:p><text:span text:style-name="T4">- Select type of document :Free </text:span><text:span text:style-name="T4">layout webcontent</text:span></text:p>
            <text:p><text:span text:style-name="T4">- Put name for document and other </text:span><text:span text:style-name="T4">required field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Edit </text:span><text:span text:style-name="T7">Free layout webcontent</text:span></text:p>
            <text:p><text:span text:style-name="T4">- Open the document</text:span></text:p>
            <text:p><text:span text:style-name="T4">- Click Edit document on action bar, </text:span><text:span text:style-name="T4">perform to edit it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Delete </text:span><text:span text:style-name="T7">Free layout webcontent</text:span></text:p>
            <text:p><text:span text:style-name="T22">- Right click on document, and </text:span><text:span text:style-name="T22">choose </text:span><text:span text:style-name="T7">Delete</text:span><text:span text:style-name="T22"> </text:span></text:p>
            <text:p><text:span text:style-name="T21">- Click </text:span><text:span text:style-name="T7">OK</text:span></text:p>
          </table:table-cell>
          <table:table-cell table:style-name="ce21" office:value-type="string">
            <text:p>The <text:span text:style-name="T25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72" table:number-columns-repeated="4"/>
          <table:table-cell table:number-columns-repeated="243"/>
        </table:table-row>
        <table:table-row table:style-name="ro2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44" office:value-type="string">
            <text:p>Upload a file</text:p>
          </table:table-cell>
          <table:table-cell table:style-name="ce44" office:value-type="string">
            <text:p>Step 1: Upload a file</text:p>
          </table:table-cell>
          <table:table-cell table:style-name="ce21" office:value-type="string">
            <text:p><text:span text:style-name="T4">- Click on </text:span><text:span text:style-name="T5">Upload</text:span><text:span text:style-name="T4"> file icon in action </text:span><text:span text:style-name="T4">bar or right click on the main pane</text:span></text:p>
            <text:p><text:span text:style-name="T4">- Browse a file to upload</text:span></text:p>
            <text:p><text:span text:style-name="T4"><text:s/></text:span><text:span text:style-name="T4">+ file &lt; 100Mb</text:span></text:p>
            <text:p><text:span text:style-name="T4"><text:s/></text:span><text:span text:style-name="T4">+ file &gt; 100Mb</text:span></text:p>
            <text:p><text:span text:style-name="T4"><text:s/></text:span><text:span text:style-name="T4">+ video </text:span></text:p>
            <text:p><text:span text:style-name="T4"><text:s/></text:span><text:span text:style-name="T4">+ large mp3</text:span></text:p>
            <text:p><text:span text:style-name="T4">- Click </text:span><text:span text:style-name="T5">Save</text:span></text:p>
          </table:table-cell>
          <table:table-cell table:style-name="ce2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72" table:number-columns-repeated="4"/>
          <table:table-cell table:number-columns-repeated="243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4" office:value-type="string">
            <text:p>Copy/paste a node</text:p>
          </table:table-cell>
          <table:table-cell table:style-name="ce44" office:value-type="string">
            <text:p>Step 1: Copy/paste a node</text:p>
          </table:table-cell>
          <table:table-cell table:style-name="ce39" office:value-type="string">
            <text:p>- Right click on a node and select <text:span text:style-name="T5">Copy</text:span></text:p>
            <text:p>- Right click on destination node and select <text:span text:style-name="T5">Paste</text:span></text:p>
          </table:table-cell>
          <table:table-cell table:style-name="ce2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2" table:number-columns-repeated="4"/>
          <table:table-cell table:number-columns-repeated="243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4" office:value-type="string">
            <text:p>Cut/paste a node</text:p>
          </table:table-cell>
          <table:table-cell table:style-name="ce44" office:value-type="string">
            <text:p>Step 1: Cut/paste a node</text:p>
          </table:table-cell>
          <table:table-cell table:style-name="ce39" office:value-type="string">
            <text:p>- Right click on a node and select <text:span text:style-name="T5">Cut</text:span></text:p>
            <text:p>- Right click on destination node and select <text:span text:style-name="T5">Paste</text:span></text:p>
          </table:table-cell>
          <table:table-cell table:style-name="ce2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2" table:number-columns-repeated="4"/>
          <table:table-cell table:number-columns-repeated="243"/>
        </table:table-row>
        <table:table-row table:style-name="ro1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4" office:value-type="string">
            <text:p>Lock/Unlock a node</text:p>
          </table:table-cell>
          <table:table-cell table:style-name="ce44" office:value-type="string">
            <text:p>Step 1: Lock/Unlock a node</text:p>
          </table:table-cell>
          <table:table-cell table:style-name="ce55" office:value-type="string">
            <text:p><text:span text:style-name="T4">- Right click on a node and select </text:span><text:span text:style-name="T5">Lock</text:span></text:p>
            <text:p><text:span text:style-name="T4">- Right click on locked node and </text:span><text:span text:style-name="T4">select </text:span><text:span text:style-name="T5">Unlock</text:span></text:p>
          </table:table-cell>
          <table:table-cell table:style-name="ce21" office:value-type="string">
            <text:p>- Node is locked. <text:span text:style-name="T5">Lock</text:span> icon becomes <text:span text:style-name="T5">Unlock</text:span>. Other users can not do any action with this node</text:p>
            <text:p>- Node is unlocked. <text:span text:style-name="T5">Unlock</text:span> icon becomes <text:span text:style-name="T5">Lock</text:span> Other user can do any action with this node</text:p>
          </table:table-cell>
          <table:table-cell office:value-type="string">
            <text:p>High</text:p>
          </table:table-cell>
          <table:table-cell table:style-name="ce72" table:number-columns-repeated="4"/>
          <table:table-cell table:number-columns-repeated="243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4" office:value-type="string">
            <text:p>Rename/Title for a node</text:p>
          </table:table-cell>
          <table:table-cell table:style-name="ce44" office:value-type="string">
            <text:p>Step 1: Rename/Title for a node</text:p>
          </table:table-cell>
          <table:table-cell table:style-name="ce55" office:value-type="string">
            <text:p><text:span text:style-name="T4">- Right click on a node and select </text:span><text:span text:style-name="T5">Rename</text:span></text:p>
            <text:p><text:span text:style-name="T4">- Put new name/Title for node</text:span></text:p>
            <text:p><text:span text:style-name="T4">- Click </text:span><text:span text:style-name="T5">Save</text:span></text:p>
          </table:table-cell>
          <table:table-cell table:style-name="ce2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72" table:number-columns-repeated="4"/>
          <table:table-cell table:number-columns-repeated="243"/>
        </table:table-row>
        <table:table-row table:style-name="ro11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4" office:value-type="string">
            <text:p>Add symlink for node</text:p>
          </table:table-cell>
          <table:table-cell table:style-name="ce44" office:value-type="string">
            <text:p>Step 1: Add symlink for node</text:p>
          </table:table-cell>
          <table:table-cell table:style-name="ce39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2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72" table:number-columns-repeated="4"/>
          <table:table-cell table:number-columns-repeated="24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45" office:value-type="string">
            <text:p>Download and Allow Edition</text:p>
          </table:table-cell>
          <table:table-cell table:style-name="ce45" office:value-type="string">
            <text:p>Step 1: Download and Allow Edition</text:p>
          </table:table-cell>
          <table:table-cell table:style-name="ce56" office:value-type="string">
            <text:p><text:span text:style-name="T23">- Go to a driver</text:span></text:p>
            <text:p><text:span text:style-name="T23">- Right click on a node and choose </text:span><text:span text:style-name="T5">Download and Allow Edition</text:span></text:p>
          </table:table-cell>
          <table:table-cell table:style-name="ce2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45" office:value-type="string">
            <text:p>Manage Actions on WebDAV</text:p>
          </table:table-cell>
          <table:table-cell table:style-name="ce45" office:value-type="string">
            <text:p>Step 1: Manage Actions on WebDAV</text:p>
          </table:table-cell>
          <table:table-cell table:style-name="ce57" office:value-type="string">
            <text:p>- Create a new Network Place with <text:span text:style-name="T24">network address is the path of a </text:span><text:span text:style-name="T24">folder (</text:span><text:span text:style-name="T24"><text:a xlink:href="http://localhost:8080/portal/rest/private/jcr/repository/collaboration/sites">http://localhost:8080/portal/rest/private/jcr/repository/collaboration/sites</text:a></text:span><text:span text:style-name="T24">)</text:span></text:p>
          </table:table-cell>
          <table:table-cell table:style-name="ce2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4" office:value-type="string">
            <text:p>Drag and drop node</text:p>
          </table:table-cell>
          <table:table-cell table:style-name="ce44" office:value-type="string">
            <text:p>Step 1: Drag and drop node</text:p>
          </table:table-cell>
          <table:table-cell table:style-name="ce55" office:value-type="string">
            <text:p>- <text:span text:style-name="T5">Cr</text:span><text:span text:style-name="T8">eate 2 nodes</text:span></text:p>
            <text:p><text:span text:style-name="T8">- Perform to drag a node and drop to </text:span><text:span text:style-name="T8">another</text:span></text:p>
          </table:table-cell>
          <table:table-cell table:style-name="ce21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46" office:value-type="string">
            <text:p>Manage Private tag (Add/Edit/Delete)</text:p>
          </table:table-cell>
          <table:table-cell table:style-name="ce46" office:value-type="string">
            <text:p>Step 1: Manage Private tag (Add/Edit/Delete)</text:p>
          </table:table-cell>
          <table:table-cell table:style-name="ce58" office:value-type="string">
            <text:p><text:span text:style-name="T5">Add tag</text:span></text:p>
            <text:p><text:span text:style-name="T4">- Select a document or uploaded file</text:span></text:p>
            <text:p><text:span text:style-name="T4">- Click on Tagging this document </text:span><text:span text:style-name="T4">button in the action bar </text:span></text:p>
            <text:p><text:span text:style-name="T4">- Choose Private tag</text:span></text:p>
            <text:p><text:span text:style-name="T4">- Put name for a tag</text:span></text:p>
            <text:p><text:span text:style-name="T4">- Click Save button</text:span></text:p>
            <text:p><text:span text:style-name="T5">Edit Tag</text:span></text:p>
            <text:p><text:span text:style-name="T5">- </text:span><text:span text:style-name="T8">Click Tag cloud on side bar</text:span></text:p>
            <text:p><text:span text:style-name="T8">- Click Edit private tags icon</text:span></text:p>
            <text:p><text:span text:style-name="T8">- Click corresponding Edit of tag</text:span></text:p>
            <text:p><text:span text:style-name="T8">- Change name</text:span></text:p>
            <text:p><text:span text:style-name="T8">- Click Save</text:span></text:p>
            <text:p><text:span text:style-name="T5">Delete Tag</text:span></text:p>
            <text:p><text:span text:style-name="T7">- </text:span><text:span text:style-name="T25">Click Tag cloud on side bar</text:span></text:p>
            <text:p><text:span text:style-name="T25">- Click Edit private tags icon</text:span></text:p>
            <text:p><text:span text:style-name="T25">- Click corresponding Remove Tag of </text:span><text:span text:style-name="T25">tag</text:span></text:p>
            <text:p/>
          </table:table-cell>
          <table:table-cell table:style-name="ce21" office:value-type="string">
            <text:p>Node is added tag. You can find document using tag in Tag cloud of FE </text:p>
            <text:p><text:span text:style-name="T6">- The Tag is Edited/Deleted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46" office:value-type="string">
            <text:p>Manage Public tag (Add/Edit/Delete) </text:p>
          </table:table-cell>
          <table:table-cell table:style-name="ce46" office:value-type="string">
            <text:p>Step 1: Manage Public tag (Add/Edit/Delete) </text:p>
          </table:table-cell>
          <table:table-cell table:style-name="ce58" office:value-type="string">
            <text:p><text:span text:style-name="T5">Add tag</text:span></text:p>
            <text:p><text:span text:style-name="T4">- Select a document or uploaded file</text:span></text:p>
            <text:p><text:span text:style-name="T4">- Click on Tagging this document </text:span><text:span text:style-name="T4">button in the action bar </text:span></text:p>
            <text:p><text:span text:style-name="T4">- Choose Public tag</text:span></text:p>
            <text:p><text:span text:style-name="T4">- Put name for a tag</text:span></text:p>
            <text:p><text:span text:style-name="T4">- Click Save button</text:span></text:p>
            <text:p><text:span text:style-name="T7">Edit Tag</text:span></text:p>
            <text:p><text:span text:style-name="T7">- </text:span><text:span text:style-name="T25">Click Tag cloud on side bar</text:span></text:p>
            <text:p><text:span text:style-name="T25">- Click Edit private tags icon</text:span></text:p>
            <text:p><text:span text:style-name="T25">- Click corresponding Edit of tag</text:span></text:p>
            <text:p><text:span text:style-name="T25">- Change name</text:span></text:p>
            <text:p><text:span text:style-name="T25">- Click Save</text:span></text:p>
            <text:p><text:span text:style-name="T7">Delete Tag</text:span></text:p>
            <text:p><text:span text:style-name="T7">- </text:span><text:span text:style-name="T25">Click Tag cloud on side bar</text:span></text:p>
            <text:p><text:span text:style-name="T25">- Click Edit private tags icon</text:span></text:p>
            <text:p><text:span text:style-name="T25">- Click corresponding Remove Tag of </text:span><text:span text:style-name="T25">tag</text:span></text:p>
            <text:p/>
          </table:table-cell>
          <table:table-cell table:style-name="ce2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47" office:value-type="string">
            <text:p>Add language for document/uploaded file</text:p>
          </table:table-cell>
          <table:table-cell table:style-name="ce47" office:value-type="string">
            <text:p>Step 1: Add language for document/uploaded file</text:p>
          </table:table-cell>
          <table:table-cell table:style-name="ce59" office:value-type="string">
            <text:p><text:s/><text:span text:style-name="T4">- Select a document or uploaded file</text:span></text:p>
            <text:p><text:span text:style-name="T4">- Click on “Add/Edit localize content” </text:span><text:span text:style-name="T4">icon in the action bar </text:span></text:p>
            <text:p><text:span text:style-name="T4">- Select “Add Language” tab</text:span></text:p>
            <text:p><text:span text:style-name="T4">- Select new language</text:span></text:p>
            <text:p><text:span text:style-name="T4">- Put content for new language</text:span></text:p>
            <text:p><text:span text:style-name="T4">- Click Save button</text:span></text:p>
          </table:table-cell>
          <table:table-cell table:style-name="ce2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47" office:value-type="string">
            <text:p>Vote for document/uploaded file</text:p>
          </table:table-cell>
          <table:table-cell table:style-name="ce47" office:value-type="string">
            <text:p>Step 1: Vote for document/uploaded file</text:p>
          </table:table-cell>
          <table:table-cell table:style-name="ce59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21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47" office:value-type="string">
            <text:p>Manage Comment (Add/Edit/Delete)</text:p>
          </table:table-cell>
          <table:table-cell table:style-name="ce47" office:value-type="string">
            <text:p>Step 1: Manage Comment (Add/Edit/Delete)</text:p>
          </table:table-cell>
          <table:table-cell table:style-name="ce60" office:value-type="string">
            <text:p>Add a comment</text:p>
            <text:p><text:span text:style-name="T4">- Select a document or uploaded file</text:span></text:p>
            <text:p><text:span text:style-name="T4">- Click on “Add Comment” icon in the </text:span><text:span text:style-name="T4">action bar </text:span></text:p>
            <text:p><text:span text:style-name="T4">- Put content for comment</text:span></text:p>
            <text:p><text:span text:style-name="T4">- Click Save button</text:span></text:p>
            <text:p><text:span text:style-name="T5">Edit a comment</text:span></text:p>
            <text:p><text:span text:style-name="T8">- Show comment, click on Edit icon, </text:span><text:span text:style-name="T8">perform to edit</text:span></text:p>
            <text:p><text:span text:style-name="T5">Delete a comment</text:span></text:p>
            <text:p><text:span text:style-name="T8">- Show the comment, click on Delete </text:span><text:span text:style-name="T8">icon ,click OK</text:span></text:p>
          </table:table-cell>
          <table:table-cell table:style-name="ce2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4" office:value-type="string">
            <text:p>Manage Publication</text:p>
          </table:table-cell>
          <table:table-cell table:style-name="ce44" office:value-type="string">
            <text:p>Step 1: Manage Publication</text:p>
          </table:table-cell>
          <table:table-cell table:style-name="ce61" office:value-type="string">
            <text:p><text:span text:style-name="T8">- Select a document/Uploaded file</text:span></text:p>
            <text:p><text:span text:style-name="T8">- Click on “Manage Publication” icon </text:span><text:span text:style-name="T8">in the action bar</text:span></text:p>
            <text:p><text:span text:style-name="T8">- Click on </text:span><text:span text:style-name="T5">Stage</text:span></text:p>
            <text:p><text:span text:style-name="T8">- Setting time in </text:span><text:span text:style-name="T9">From</text:span><text:span text:style-name="T8"> and </text:span><text:span text:style-name="T5">To</text:span><text:span text:style-name="T8"> field</text:span></text:p>
            <text:p><text:span text:style-name="T26">- Click </text:span><text:span text:style-name="T5">Save</text:span></text:p>
            <text:p><text:span text:style-name="T27"/></text:p>
            <text:p><text:span text:style-name="T27"/></text:p>
          </table:table-cell>
          <table:table-cell table:style-name="ce63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45" office:value-type="string">
            <text:p>Manage Category (Add/Delete)</text:p>
          </table:table-cell>
          <table:table-cell table:style-name="ce45" office:value-type="string">
            <text:p>Step 1: Manage Category (Add/Delete)</text:p>
          </table:table-cell>
          <table:table-cell table:style-name="ce62" office:value-type="string">
            <text:p>Add category for node</text:p>
            <text:p><text:span text:style-name="T8">- Select a document/Uploaded file</text:span></text:p>
            <text:p><text:span text:style-name="T8">- Click on “Manage Category” icon in </text:span><text:span text:style-name="T8">the action bar</text:span></text:p>
            <text:p><text:span text:style-name="T8">- Select category to add for </text:span><text:span text:style-name="T8">document/Uploaded file</text:span></text:p>
            <text:p><text:span text:style-name="T27">Delete category</text:span></text:p>
            <text:p><text:span text:style-name="T8">- Click on corresponding Delete icon </text:span><text:span text:style-name="T8">of category</text:span></text:p>
          </table:table-cell>
          <table:table-cell table:style-name="ce68" office:value-type="string">
            <text:p>Document/uploaded file is added category.</text:p>
            <text:p>- Document/uploaded file is not added category.</text:p>
          </table:table-cell>
          <table:table-cell table:style-name="ce21"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45" office:value-type="string">
            <text:p>Manage Relation (Add/Delete/Show/Hide)</text:p>
          </table:table-cell>
          <table:table-cell table:style-name="ce45" office:value-type="string">
            <text:p>Step 1: Manage Relation (Add/Delete/Show/Hide)</text:p>
          </table:table-cell>
          <table:table-cell table:style-name="ce21" office:value-type="string">
            <text:p><text:span text:style-name="T5">Add Relation</text:span></text:p>
            <text:p><text:span text:style-name="T4">- Select a node</text:span></text:p>
            <text:p><text:span text:style-name="T4">- Click on “Manage Relation” icon in </text:span><text:span text:style-name="T4">the action bar</text:span></text:p>
            <text:p><text:span text:style-name="T4">- Go to Select Relation tab</text:span></text:p>
            <text:p><text:span text:style-name="T4">- Select document to add relation for </text:span><text:span text:style-name="T4">document/uploaded file</text:span></text:p>
            <text:p><text:span text:style-name="T5">Delete relation</text:span></text:p>
            <text:p><text:span text:style-name="T4">- Go to Manage relation list tab</text:span></text:p>
            <text:p><text:span text:style-name="T4">- Click on corresponding Delete icon </text:span><text:span text:style-name="T4">of Relation </text:span></text:p>
            <text:p><text:span text:style-name="T7">Show Relation</text:span></text:p>
            <text:p><text:span text:style-name="T25">- Select the node which Is added </text:span><text:span text:style-name="T25">relation</text:span></text:p>
            <text:p><text:span text:style-name="T6">- Click Show/Hide Relation icon on </text:span><text:span text:style-name="T6">action bar</text:span></text:p>
            <text:p><text:span text:style-name="T7">Hide Relation</text:span></text:p>
            <text:p><text:span text:style-name="T6">- Click Show/Hide Relation icon on </text:span><text:span text:style-name="T6">action bar again</text:span></text:p>
          </table:table-cell>
          <table:table-cell table:style-name="ce21" office:value-type="string">
            <text:p>Node is added /Delete relation</text:p>
            <text:p>- Relation of Node is shown/hidden </text:p>
          </table:table-cell>
          <table:table-cell table:style-name="ce21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4" office:value-type="string">
            <text:p>View Node Properties</text:p>
          </table:table-cell>
          <table:table-cell table:style-name="ce44" office:value-type="string">
            <text:p>Step 1: View Node Properties</text:p>
          </table:table-cell>
          <table:table-cell table:style-name="ce51" office:value-type="string">
            <text:p><text:span text:style-name="T5">View node properties</text:span></text:p>
            <text:p><text:span text:style-name="T23">- Create a node</text:span></text:p>
            <text:p><text:span text:style-name="T23">- Select this node</text:span></text:p>
            <text:p><text:span text:style-name="T23">- Click on View node Properties on </text:span><text:span text:style-name="T23">action bar</text:span></text:p>
            <text:p><text:span text:style-name="T5">Add properties</text:span></text:p>
            <text:p><text:span text:style-name="T8">- Go to Add new properties Tab</text:span></text:p>
            <text:p><text:span text:style-name="T8">- Perform to add new a properties for </text:span><text:span text:style-name="T8">this node</text:span></text:p>
          </table:table-cell>
          <table:table-cell table:style-name="ce2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4" office:value-type="string">
            <text:p>Export /Import node</text:p>
          </table:table-cell>
          <table:table-cell table:style-name="ce44" office:value-type="string">
            <text:p>Step 1: Export /Import node</text:p>
          </table:table-cell>
          <table:table-cell table:style-name="ce63" office:value-type="string">
            <text:p><text:span text:style-name="T3">Export node</text:span></text:p>
            <text:p><text:span text:style-name="T4">- Select 1 node</text:span></text:p>
            <text:p><text:span text:style-name="T4">- Click on Export button</text:span></text:p>
            <text:p><text:span text:style-name="T4">Import node</text:span></text:p>
            <text:p><text:span text:style-name="T4">- Choose format for exported file</text:span></text:p>
            <text:p><text:span text:style-name="T4">- Click on Export button</text:span></text:p>
            <text:p><text:span text:style-name="T5">Import node</text:span></text:p>
            <text:p><text:span text:style-name="T8">- Go to a destination node</text:span></text:p>
            <text:p><text:span text:style-name="T8">- Click Import button</text:span></text:p>
            <text:p><text:span text:style-name="T8">- Choose valid file to import</text:span></text:p>
            <text:p><text:span text:style-name="T8">- Click Import button</text:span></text:p>
          </table:table-cell>
          <table:table-cell table:style-name="ce21" office:value-type="string">
            <text:p>- Node is exported successfully</text:p>
            <text:p>- Node is imported in destination path</text:p>
          </table:table-cell>
          <table:table-cell table:style-name="ce2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Info\Permission</text:p>
          </table:table-cell>
          <table:table-cell table:style-name="ce48" office:value-type="string">
            <text:p>Manage Permission(Add/Edit/Delete)</text:p>
          </table:table-cell>
          <table:table-cell table:style-name="ce48" office:value-type="string">
            <text:p>Step 1: Manage Permission(Add/Edit/Delete)</text:p>
          </table:table-cell>
          <table:table-cell table:style-name="ce39" office:value-type="string">
            <text:p><text:span text:style-name="T4">- Select 1 node</text:span></text:p>
            <text:p><text:span text:style-name="T4">- Click on “View Permission” icon in </text:span><text:span text:style-name="T4">action bar</text:span></text:p>
            <text:p><text:span text:style-name="T5">Add permission for node</text:span></text:p>
            <text:p><text:span text:style-name="T8">- Choose user/group to add </text:span><text:span text:style-name="T8">permission</text:span></text:p>
            <text:p><text:span text:style-name="T8">- Click Save</text:span></text:p>
            <text:p><text:span text:style-name="T5">Edit permission of node</text:span></text:p>
            <text:p><text:span text:style-name="T8">- Click corresponding Edit icon of </text:span><text:span text:style-name="T8">user/group</text:span></text:p>
            <text:p><text:span text:style-name="T8">- Change permission</text:span></text:p>
            <text:p><text:span text:style-name="T5">Delete permission</text:span></text:p>
            <text:p><text:span text:style-name="T8">- Click corresponding Delete icon of </text:span><text:span text:style-name="T8">user/group</text:span></text:p>
            <text:p><text:span text:style-name="T8">- Click ok</text:span></text:p>
          </table:table-cell>
          <table:table-cell table:style-name="ce2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Info\Metadata</text:p>
          </table:table-cell>
          <table:table-cell table:style-name="ce49" office:value-type="string">
            <text:p>View metadata</text:p>
          </table:table-cell>
          <table:table-cell table:style-name="ce49" office:value-type="string">
            <text:p>Step 1: View metadata</text:p>
          </table:table-cell>
          <table:table-cell table:style-name="ce39" office:value-type="string">
            <text:p>- Perform <text:s/>upload a file</text:p>
            <text:p>- Select it </text:p>
            <text:p>- Click View metadata</text:p>
          </table:table-cell>
          <table:table-cell table:style-name="ce21" office:value-type="string">
            <text:p>View matadata form is shown</text:p>
          </table:table-cell>
          <table:table-cell table:style-name="ce21" office:value-type="string">
            <text:p>Low</text:p>
          </table:table-cell>
          <table:table-cell table:number-columns-repeated="247"/>
        </table:table-row>
        <table:table-row table:style-name="ro1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Search\Simple</text:p>
          </table:table-cell>
          <table:table-cell table:style-name="ce50" office:value-type="string">
            <text:p>Simple Search</text:p>
          </table:table-cell>
          <table:table-cell table:style-name="ce50" office:value-type="string">
            <text:p>Step 1: Simple Search</text:p>
          </table:table-cell>
          <table:table-cell table:style-name="ce21" office:value-type="string">
            <text:p><text:span text:style-name="T4">- Input keyword into Search field </text:span><text:span text:style-name="T4">above action bar</text:span></text:p>
            <text:p><text:span text:style-name="T4">- Click </text:span><text:span text:style-name="T5">Quick Search</text:span></text:p>
            <text:p><text:span text:style-name="T4"/></text:p>
            <text:p><text:span text:style-name="T4"/></text:p>
          </table:table-cell>
          <table:table-cell table:style-name="ce21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Search\Advanced</text:p>
          </table:table-cell>
          <table:table-cell table:style-name="ce50" office:value-type="string">
            <text:p>Advanced search</text:p>
          </table:table-cell>
          <table:table-cell table:style-name="ce50" office:value-type="string">
            <text:p>Step 1: Advanced search</text:p>
          </table:table-cell>
          <table:table-cell table:style-name="ce64" office:value-type="string">
            <text:p><text:span text:style-name="T28">Search </text:span></text:p>
            <text:p><text:span text:style-name="T29">- Click Saved Searched icon on </text:span><text:span text:style-name="T29">action bar</text:span></text:p>
            <text:p><text:span text:style-name="T29">- Click Advanced Search icon</text:span></text:p>
            <text:p><text:span text:style-name="T29">- Input Constraint to search </text:span></text:p>
            <text:p><text:span text:style-name="T29">- Click </text:span><text:span text:style-name="T28">Search</text:span><text:span text:style-name="T29"> button</text:span></text:p>
            <text:p><text:span text:style-name="T30"/></text:p>
          </table:table-cell>
          <table:table-cell table:style-name="ce2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Search\Query</text:p>
          </table:table-cell>
          <table:table-cell table:style-name="ce50" office:value-type="string">
            <text:p>Manage query in Advanced search</text:p>
          </table:table-cell>
          <table:table-cell table:style-name="ce50" office:value-type="string">
            <text:p>Step 1: Manage query in Advanced search</text:p>
          </table:table-cell>
          <table:table-cell table:style-name="ce64" office:value-type="string">
            <text:p><text:span text:style-name="T7">Create a query</text:span></text:p>
            <text:p><text:span text:style-name="T25">- Go to New query tab</text:span></text:p>
            <text:p><text:span text:style-name="T25">- perform to create a query</text:span></text:p>
            <text:p><text:span text:style-name="T7">Execute a existed query</text:span></text:p>
            <text:p><text:span text:style-name="T25">- Go to Saved query</text:span></text:p>
            <text:p><text:span text:style-name="T25">- <text:s/>Click Execute <text:s/>icon of a save query</text:span></text:p>
            <text:p><text:span text:style-name="T7">Edit Query</text:span></text:p>
            <text:p><text:span text:style-name="T25">- Go to Saved query</text:span></text:p>
            <text:p><text:span text:style-name="T25">- Click on corresponding Edit icon of </text:span><text:span text:style-name="T25">a query</text:span></text:p>
            <text:p><text:span text:style-name="T25">- perform to edit the query</text:span></text:p>
            <text:p><text:span text:style-name="T7">Delete Query</text:span></text:p>
            <text:p><text:span text:style-name="T25">- Go to Saved query</text:span></text:p>
            <text:p><text:span text:style-name="T25">- Click on corresponding Delete icon </text:span><text:span text:style-name="T25">of a query</text:span></text:p>
            <text:p><text:span text:style-name="T25">- Click Ok</text:span></text:p>
          </table:table-cell>
          <table:table-cell table:style-name="ce2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Setting\Browsing_Preferences</text:p>
          </table:table-cell>
          <table:table-cell table:style-name="ce51" office:value-type="string">
            <text:p>Set up browsing Preferences</text:p>
          </table:table-cell>
          <table:table-cell table:style-name="ce51" office:value-type="string">
            <text:p>Step 1: Set up browsing Preferences</text:p>
          </table:table-cell>
          <table:table-cell table:style-name="ce39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21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0" office:value-type="string">
            <text:p>Manage Clipboard (Paste/Delete)</text:p>
          </table:table-cell>
          <table:table-cell table:style-name="ce50" office:value-type="string">
            <text:p>Step 1: Manage Clipboard (Paste/Delete)</text:p>
          </table:table-cell>
          <table:table-cell table:style-name="ce39" office:value-type="string">
            <text:p><text:span text:style-name="T5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5">Delete Action</text:span></text:p>
            <text:p><text:span text:style-name="T5">- </text:span><text:span text:style-name="T8">Click corresponding Delete icon of a </text:span><text:span text:style-name="T8">action</text:span></text:p>
          </table:table-cell>
          <table:table-cell table:style-name="ce2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2" office:value-type="string">
            <text:p>Manage Folksonomy (Add/Edit/Delete)</text:p>
          </table:table-cell>
          <table:table-cell table:style-name="ce52" office:value-type="string">
            <text:p>Step 1: Manage Folksonomy (Add/Edit/Delete)</text:p>
          </table:table-cell>
          <table:table-cell table:style-name="ce65" office:value-type="string">
            <text:p><text:span text:style-name="T3">Create new Tag</text:span></text:p>
            <text:p><text:span text:style-name="T25">- Go to </text:span><text:span text:style-name="T7">Content </text:span><text:span text:style-name="T7">Administration/Categories&amp;Tags/M</text:span><text:span text:style-name="T7">anage Tags</text:span></text:p>
            <text:p><text:span text:style-name="T25">- Click on Add style button </text:span></text:p>
            <text:p><text:span text:style-name="T25">- Input required field</text:span></text:p>
            <text:p><text:span text:style-name="T25">- Click Update</text:span></text:p>
            <text:p><text:span text:style-name="T3">Edit a tag</text:span></text:p>
            <text:p><text:span text:style-name="T4">- Click corresponding Edit icon <text:s/>with </text:span><text:span text:style-name="T4">folksonomy you want to edit</text:span></text:p>
            <text:p><text:span text:style-name="T4">- Put new value</text:span></text:p>
            <text:p><text:span text:style-name="T4">- Click Update button</text:span></text:p>
            <text:p><text:span text:style-name="T5">Delete Tag</text:span></text:p>
            <text:p><text:span text:style-name="T21">- Click corresponding Delete icon <text:s/></text:span><text:span text:style-name="T21">with folksonomy you want to delete</text:span></text:p>
            <text:p><text:span text:style-name="T21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2" office:value-type="string">
            <text:p>Manage Taxonomy Tree (Add/Edit/Delete)</text:p>
          </table:table-cell>
          <table:table-cell table:style-name="ce52" office:value-type="string">
            <text:p>Step 1: Manage Taxonomy Tree (Add/Edit/Delete)</text:p>
          </table:table-cell>
          <table:table-cell table:style-name="ce38" office:value-type="string">
            <text:p><text:span text:style-name="T5">Create new taxonomy tree</text:span></text:p>
            <text:p><text:span text:style-name="T25">- Go to </text:span><text:span text:style-name="T7">Content </text:span><text:span text:style-name="T7">Administration/Categories&amp;Tags/M</text:span><text:span text:style-name="T7">anage Categories</text:span></text:p>
            <text:p><text:span text:style-name="T25">- Click on Add Taxonomy tree button</text:span></text:p>
            <text:p><text:span text:style-name="T25">- Input required field</text:span></text:p>
            <text:p>- Add/copy/cut/paste/delete category in taxonomy tree</text:p>
            <text:p><text:span text:style-name="T5">Edit The Taxonomy tree</text:span></text:p>
            <text:p><text:span text:style-name="T21">- Click Edit icon corresponding with </text:span><text:span text:style-name="T21">taxonomy tree you want to edit</text:span></text:p>
            <text:p><text:span text:style-name="T21">- Perform to edit</text:span></text:p>
            <text:p><text:span text:style-name="T7">Delete Taxonomy</text:span></text:p>
            <text:p><text:span text:style-name="T21">- Click corresponding Delete icon <text:s/></text:span><text:span text:style-name="T21">with taxonomy tree you want to edit</text:span></text:p>
            <text:p><text:span text:style-name="T21">- Click OK</text:span></text:p>
          </table:table-cell>
          <table:table-cell table:style-name="ce38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2" office:value-type="string">
            <text:p>Manage Template(Add/Edit/Delete)</text:p>
          </table:table-cell>
          <table:table-cell table:style-name="ce52" office:value-type="string">
            <text:p>Step 1: Manage Template(Add/Edit/Delete)</text:p>
          </table:table-cell>
          <table:table-cell table:style-name="ce65" office:value-type="string">
            <text:p><text:span text:style-name="T3">Create new template when put </text:span><text:span text:style-name="T3">valid value in fields</text:span></text:p>
            <text:p><text:span text:style-name="T25">- Go to </text:span><text:span text:style-name="T7">Content </text:span><text:span text:style-name="T7">Administration/Content </text:span><text:span text:style-name="T7">Presentation/Manage Templates</text:span></text:p>
            <text:p><text:span text:style-name="T4">- Click Add button </text:span></text:p>
            <text:p><text:span text:style-name="T4">- Put value in required fields</text:span></text:p>
            <text:p><text:span text:style-name="T4">- Click Save button</text:span></text:p>
            <text:p><text:span text:style-name="T5">Edit template : </text:span></text:p>
            <text:p><text:span text:style-name="T8">- Click on corresponding Edit icon of </text:span><text:span text:style-name="T8">template you want to edit</text:span></text:p>
            <text:p><text:span text:style-name="T8">- perform to edit The tempate</text:span></text:p>
            <text:p><text:span text:style-name="T8">- Click Save button</text:span></text:p>
            <text:p><text:span text:style-name="T8">Delete Template</text:span></text:p>
            <text:p><text:span text:style-name="T25">- Click on corresponding Delete icon </text:span><text:span text:style-name="T25">of template you want to delete</text:span></text:p>
            <text:p><text:span text:style-name="T25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2" office:value-type="string">
            <text:p>Manage Metadata(View/Edit/Delete)</text:p>
          </table:table-cell>
          <table:table-cell table:style-name="ce52" office:value-type="string">
            <text:p>Step 1: Manage Metadata(View/Edit/Delete)</text:p>
          </table:table-cell>
          <table:table-cell office:value-type="string">
            <text:p><text:span text:style-name="T25">- Go to </text:span><text:span text:style-name="T7">Content </text:span><text:span text:style-name="T7">Administration/Content </text:span><text:span text:style-name="T7">Presentation/Manage Metadata</text:span></text:p>
            <text:p><text:span text:style-name="T5">View Metadata</text:span></text:p>
            <text:p><text:span text:style-name="T5">- </text:span><text:span text:style-name="T8">Click corresponding View icon of </text:span><text:span text:style-name="T8">Metadata you want to View</text:span></text:p>
            <text:p><text:span text:style-name="T5">Edit Metadata</text:span></text:p>
            <text:p><text:span text:style-name="T7">- </text:span><text:span text:style-name="T25">Click corresponding Edit icon of </text:span><text:span text:style-name="T25">Metadata you want to edit</text:span></text:p>
            <text:p><text:span text:style-name="T25">- Perform to edit</text:span></text:p>
            <text:p><text:span text:style-name="T25">- Click Apply</text:span></text:p>
            <text:p><text:span text:style-name="T5">Delete Metadata</text:span></text:p>
            <text:p><text:span text:style-name="T7">- </text:span><text:span text:style-name="T25">Click corresponding Delete icon of </text:span><text:span text:style-name="T25">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2" office:value-type="string">
            <text:p>Manage Views(Add/View/Edit/Delete)</text:p>
          </table:table-cell>
          <table:table-cell table:style-name="ce52" office:value-type="string">
            <text:p>Step 1: Manage Views(Add/View/Edit/Delete)</text:p>
          </table:table-cell>
          <table:table-cell office:value-type="string">
            <text:p><text:span text:style-name="T5">Create new view</text:span></text:p>
            <text:p><text:span text:style-name="T25">- Go to </text:span><text:span text:style-name="T7">Content </text:span><text:span text:style-name="T7">Administration/Content </text:span><text:span text:style-name="T7">Presentation/Manage Views</text:span><text:span text:style-name="T5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5">View </text:span></text:p>
            <text:p><text:span text:style-name="T8">- Click on corresponding View icon of </text:span><text:span text:style-name="T8">View you want to view</text:span></text:p>
            <text:p><text:span text:style-name="T5">Edit a View</text:span></text:p>
            <text:p><text:span text:style-name="T25">- Click on corresponding Edit icon of </text:span><text:span text:style-name="T25">View you want to edit</text:span></text:p>
            <text:p><text:span text:style-name="T25">- Perform to edit</text:span></text:p>
            <text:p><text:span text:style-name="T7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21" office:value-type="string">
            <text:p>High</text:p>
          </table:table-cell>
          <table:table-cell table:number-columns-repeated="247"/>
        </table:table-row>
        <table:table-row table:style-name="ro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2" office:value-type="string">
            <text:p>Manage Drive(Add/Edit/Delete)</text:p>
          </table:table-cell>
          <table:table-cell table:style-name="ce52" office:value-type="string">
            <text:p>Step 1: Manage Drive(Add/Edit/Delete)</text:p>
          </table:table-cell>
          <table:table-cell office:value-type="string">
            <text:p><text:span text:style-name="T5">Create new drive </text:span></text:p>
            <text:p><text:span text:style-name="T25">- Go to </text:span><text:span text:style-name="T7">Content </text:span><text:span text:style-name="T7">Administration/Content </text:span><text:span text:style-name="T7">Presentation/Manage Drivers</text:span></text:p>
            <text:p>- Click on Add Drive button </text:p>
            <text:p>- Put value in required field</text:p>
            <text:p>- Click Save button</text:p>
            <text:p><text:span text:style-name="T5">Edit a drive</text:span></text:p>
            <text:p>- Open 1 drive to edit</text:p>
            <text:p>- Edit properties</text:p>
            <text:p><text:span text:style-name="T5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1"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2" office:value-type="string">
            <text:p>Namespace registry</text:p>
          </table:table-cell>
          <table:table-cell table:style-name="ce52" office:value-type="string">
            <text:p>Step 1: Namespace registry</text:p>
          </table:table-cell>
          <table:table-cell office:value-type="string">
            <text:p><text:span text:style-name="T25">- Go to </text:span><text:span text:style-name="T7">Content </text:span><text:span text:style-name="T7">Administration/Content </text:span><text:span text:style-name="T7">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41" office:value-type="string">
            <text:p>ECMS\DMS\ADM\Node_Type</text:p>
          </table:table-cell>
          <table:table-cell table:style-name="ce52" office:value-type="string">
            <text:p>Manage Node types(Add/View)</text:p>
          </table:table-cell>
          <table:table-cell table:style-name="ce52" office:value-type="string">
            <text:p>Step 1: Manage Node types(Add/View)</text:p>
          </table:table-cell>
          <table:table-cell office:value-type="string">
            <text:p><text:span text:style-name="T5">Add new node type</text:span></text:p>
            <text:p><text:span text:style-name="T25">- Go to</text:span><text:span text:style-name="T7"> Content </text:span><text:span text:style-name="T7">Administration/Content Types </text:span><text:span text:style-name="T7">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5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2" office:value-type="string">
            <text:p>Manage Query(Add/Edit/Delete)</text:p>
          </table:table-cell>
          <table:table-cell table:style-name="ce52" office:value-type="string">
            <text:p>Step 1: Manage Query(Add/Edit/Delete)</text:p>
          </table:table-cell>
          <table:table-cell office:value-type="string">
            <text:p><text:span text:style-name="T5">Add a query</text:span></text:p>
            <text:p><text:span text:style-name="T25">- Go to </text:span><text:span text:style-name="T7">Content </text:span><text:span text:style-name="T7">Administration/Advanced </text:span><text:span text:style-name="T7">configuration/manage Queries</text:span></text:p>
            <text:p><text:span text:style-name="T25">- Click on Add Query button</text:span></text:p>
            <text:p><text:span text:style-name="T25">- Input all required field</text:span></text:p>
            <text:p><text:span text:style-name="T25">- Click Save</text:span></text:p>
            <text:p><text:span text:style-name="T7">Edit Query</text:span></text:p>
            <text:p><text:span text:style-name="T7">- </text:span><text:span text:style-name="T25">Click on Edit this query of a query, </text:span><text:span text:style-name="T25">perform to edit</text:span></text:p>
            <text:p><text:span text:style-name="T7">Delete Query</text:span></text:p>
            <text:p><text:span text:style-name="T7">- </text:span><text:span text:style-name="T25">Click on Delete this query icon of a </text:span><text:span text:style-name="T25">query</text:span></text:p>
            <text:p><text:span text:style-name="T25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2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2" office:value-type="string">
            <text:p>Manage Script(Add/Edit/Delete)</text:p>
          </table:table-cell>
          <table:table-cell table:style-name="ce52" office:value-type="string">
            <text:p>Step 1: Manage Script(Add/Edit/Delete)</text:p>
          </table:table-cell>
          <table:table-cell office:value-type="string">
            <text:p><text:span text:style-name="T5">Create script</text:span></text:p>
            <text:p><text:span text:style-name="T25">- Go to </text:span><text:span text:style-name="T7">Content </text:span><text:span text:style-name="T7">Administration/Advanced </text:span><text:span text:style-name="T7">configuration/Manage script</text:span></text:p>
            <text:p><text:span text:style-name="T8">- Click Add button and input </text:span><text:span text:style-name="T8">information for new scrip</text:span></text:p>
            <text:p>- Click Save</text:p>
            <text:p><text:span text:style-name="T5">Edit script</text:span></text:p>
            <text:p><text:span text:style-name="T7">- </text:span><text:span text:style-name="T25">Click on Edit <text:s/>of a Script, perform to </text:span><text:span text:style-name="T25">edit</text:span></text:p>
            <text:p><text:span text:style-name="T5">Delete script</text:span></text:p>
            <text:p><text:span text:style-name="T5">- </text:span><text:span text:style-name="T8">Click on Delete icon of a script</text:span></text:p>
            <text:p><text:span text:style-name="T8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2" office:value-type="string">
            <text:p>Manage Action</text:p>
          </table:table-cell>
          <table:table-cell table:style-name="ce52" office:value-type="string">
            <text:p>Step 1: Manage Action</text:p>
          </table:table-cell>
          <table:table-cell table:style-name="ce66" office:value-type="string">
            <text:p><text:span text:style-name="T30">- Go to </text:span><text:span text:style-name="T28">Content </text:span><text:span text:style-name="T28">Administration/Advanced </text:span><text:span text:style-name="T28">configuration/Manage Action</text:span></text:p>
            <text:p><text:span text:style-name="T30">- Click on Add button</text:span></text:p>
            <text:p><text:span text:style-name="T30">- Input required fields</text:span></text:p>
            <text:p><text:span text:style-name="T30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53" office:value-type="string">
            <text:p>Manage Lock/Unlock</text:p>
          </table:table-cell>
          <table:table-cell table:style-name="ce53" office:value-type="string">
            <text:p>Step 1: Manage Lock/Unlock</text:p>
          </table:table-cell>
          <table:table-cell table:style-name="ce66" office:value-type="string">
            <text:p><text:span text:style-name="T5">Unlock node</text:span></text:p>
            <text:p><text:span text:style-name="T8">- Go to Site explorer : perform to lock </text:span><text:span text:style-name="T8">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5">Manage Lock</text:span></text:p>
            <text:p><text:span text:style-name="T8">- Go to Manage lock tab</text:span></text:p>
            <text:p><text:span text:style-name="T8">- Perform to add some group user </text:span><text:span text:style-name="T8">which have permission to unlock a </text:span><text:span text:style-name="T8">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42" office:value-type="string">
            <text:p>WF\Content_Publishing\Approve</text:p>
          </table:table-cell>
          <table:table-cell table:style-name="ce54" office:value-type="string">
            <text:p>Approve a content</text:p>
          </table:table-cell>
          <table:table-cell table:style-name="ce54" office:value-type="string">
            <text:p>Step 1: Approve a content</text:p>
          </table:table-cell>
          <table:table-cell table:style-name="ce20" office:value-type="string">
            <text:p>- Create new drive in Collaboration workspace</text:p>
            <text:p>- Login by normal user, add a document in<text:span text:style-name="T5"> Validation</text:span> folder</text:p>
            <text:p>- Login by user is in validator:/platform/administrators group</text:p>
            <text:p>- Go to <text:span text:style-name="T5">Business Process </text:span><text:span text:style-name="T5">Controller → Task Controller</text:span></text:p>
            <text:p>- Click on <text:span text:style-name="T5">Manage</text:span> of content publishing process</text:p>
            <text:p>- Select <text:span text:style-name="T5">Start date</text:span> and <text:span text:style-name="T5">End date</text:span></text:p>
            <text:p>- Click on <text:span text:style-name="T5">Approve</text:span> button</text:p>
          </table:table-cell>
          <table:table-cell table:style-name="ce20" office:value-type="string">
            <text:p>- If the current time is less than End time, the document will be stored in <text:span text:style-name="T5">Live</text:span> folder</text:p>
            <text:p>- If the current time is equal or greater than End time, the document will be stored in <text:span text:style-name="T5">Backup</text:span> driv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42" office:value-type="string">
            <text:p>WF\Pay_Raise\WF\Grand</text:p>
          </table:table-cell>
          <table:table-cell table:style-name="ce53" office:value-type="string">
            <text:p>Grand a pay raise</text:p>
          </table:table-cell>
          <table:table-cell table:style-name="ce53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6"><text:s/></text:span><text:span text:style-name="T6">validator:/platform/administrators</text:span> group</text:p>
            <text:p><text:span text:style-name="T31">- Go to </text:span><text:span text:style-name="T18">Business Process </text:span><text:span text:style-name="T18">Controller → Task Controller</text:span></text:p>
            <text:p><text:span text:style-name="T6">- Click on </text:span><text:span text:style-name="T7">Manage </text:span><text:span text:style-name="T25">of Pay raise </text:span><text:span text:style-name="T25">process</text:span></text:p>
            <text:p><text:span text:style-name="T25">- Click on </text:span><text:span text:style-name="T7">Grand</text:span><text:span text:style-name="T25"> button</text:span></text:p>
            <text:p><text:span text:style-name="T25">- Login by use Is in … group</text:span></text:p>
            <text:p><text:span text:style-name="T25">- Open form to read process above</text:span></text:p>
            <text:p><text:span text:style-name="T25">- Click on </text:span><text:span text:style-name="T7">Read</text:span><text:span text:style-name="T25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42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1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6"><text:s/></text:span><text:span text:style-name="T6">validator:/platform/administrators </text:span>group</text:p>
            <text:p><text:span text:style-name="T31">- Go to </text:span><text:span text:style-name="T18">Business Process </text:span><text:span text:style-name="T18">Controller → Task Controller</text:span></text:p>
            <text:p><text:span text:style-name="T6">- Click on </text:span><text:span text:style-name="T7">Manage </text:span><text:span text:style-name="T25">of Holiday process</text:span></text:p>
            <text:p><text:span text:style-name="T25">- Click on </text:span><text:span text:style-name="T7">Approve</text:span><text:span text:style-name="T25"> button</text:span></text:p>
            <text:p><text:span text:style-name="T25">- Login by use Is in </text:span><text:span text:style-name="T25">validator:/platform/administrators </text:span><text:span text:style-name="T25">group</text:span></text:p>
            <text:p><text:span text:style-name="T25">- Open form to read process above</text:span></text:p>
            <text:p><text:span text:style-name="T25">- Click on </text:span><text:span text:style-name="T7">Read</text:span><text:span text:style-name="T25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42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1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0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42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1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5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 table:number-rows-repeated="10">
          <table:table-cell table:style-name="ce22"/>
          <table:table-cell table:style-name="ce31"/>
          <table:table-cell table:style-name="ce22"/>
          <table:table-cell table:style-name="ce31" table:number-columns-repeated="2"/>
          <table:table-cell/>
          <table:table-cell table:style-name="ce31" table:number-columns-repeated="250"/>
        </table:table-row>
        <table:table-row table:style-name="ro10">
          <table:table-cell table:style-name="ce22"/>
          <table:table-cell table:style-name="ce31"/>
          <table:table-cell table:style-name="ce22"/>
          <table:table-cell table:style-name="ce31" table:number-columns-repeated="2"/>
          <table:table-cell/>
          <table:table-cell table:style-name="ce31" table:number-columns-repeated="250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76"/>
        <table:table-column table:style-name="co13" table:default-cell-style-name="ce76"/>
        <table:table-column table:style-name="co14" table:default-cell-style-name="ce80"/>
        <table:table-column table:style-name="co15" table:default-cell-style-name="ce79"/>
        <table:table-column table:style-name="co16" table:default-cell-style-name="ce83"/>
        <table:table-column table:style-name="co17" table:default-cell-style-name="ce83"/>
        <table:table-row table:style-name="ro25">
          <table:table-cell table:style-name="ce74" office:value-type="string" table:number-columns-spanned="5" table:number-rows-spanned="2">
            <text:p><text:s/>Functionality List</text:p>
            <text:p><text:span text:style-name="T34">Product version: </text:span></text:p>
          </table:table-cell>
          <table:covered-table-cell table:style-name="ce78"/>
          <table:covered-table-cell table:style-name="ce78"/>
          <table:covered-table-cell table:style-name="ce78"/>
          <table:covered-table-cell table:style-name="ce78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6">
          <table:covered-table-cell table:style-name="ce75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85"/>
        </table:table-row>
        <table:table-row table:style-name="ro4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85"/>
        </table:table-row>
        <table:table-row table:style-name="ro4">
          <table:table-cell office:value-type="string">
            <text:p>SNF_ECMS_WCM_SCV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CLV_01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CLV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ECL_01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SCD_01</text:p>
          </table:table-cell>
          <table:table-cell table:style-name="ce79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DPC_01</text:p>
          </table:table-cell>
          <table:table-cell table:style-name="ce79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NEL_01</text:p>
          </table:table-cell>
          <table:table-cell table:style-name="ce79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NEL_02</text:p>
          </table:table-cell>
          <table:table-cell table:style-name="ce79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NEL_03</text:p>
          </table:table-cell>
          <table:table-cell table:style-name="ce79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NEL_0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1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FGR_01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NEW_01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FCK_01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FD_01</text:p>
          </table:table-cell>
          <table:table-cell office:value-type="string">
            <text:p>Category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DOC_0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DOC_0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DOC_0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UPL_0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OL_0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OL_0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OL_0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OL_0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OL_0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I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I_0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I_0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I_0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I_0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INF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INF_0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SER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SER_0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SER_0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SET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LB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1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1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table:style-name="ce82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1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CPN_01</text:p>
          </table:table-cell>
          <table:table-cell office:value-type="string">
            <text:p>Administration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84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PRS_0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2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HLD_0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ADM_0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ADM_02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25">
          <table:table-cell table:style-name="ce77" office:value-type="string" table:number-columns-spanned="5" table:number-rows-spanned="1">
            <text:p>TOTAL</text:p>
          </table:table-cell>
          <table:covered-table-cell table:number-columns-repeated="3"/>
          <table:covered-table-cell table:style-name="ce81"/>
          <table:table-cell table:formula="of:=SUM([.F4:.F63])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09/21/2011</text:date>, <text:time>11:4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1-09-21T11:40:41</dc:date>
    <meta:editing-cycles>90</meta:editing-cycles>
    <meta:editing-duration>PT19H54M43S</meta:editing-duration>
    <dc:creator>exoplatform </dc:creator>
    <meta:document-statistic meta:table-count="3" meta:cell-count="1140" meta:object-count="0"/>
    <meta:user-defined meta:name="Info 1"/>
    <meta:user-defined meta:name="Info 2"/>
    <meta:user-defined meta:name="Info 3"/>
    <meta:user-defined meta:name="Info 4"/>
  </office:meta>
</office:document-meta>
</file>